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NSimSun" svg:font-family="NSimSun" style:font-family-generic="modern" style:font-pitch="fixed"/>
    <style:font-face style:name="Arial3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6.9257in" fo:margin-left="0in" table:align="left"/>
    </style:style>
    <style:style style:name="Table2.A" style:family="table-column">
      <style:table-column-properties style:column-width="3.2507in"/>
    </style:style>
    <style:style style:name="Table2.B" style:family="table-column">
      <style:table-column-properties style:column-width="3.67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imes New Roman" fo:font-size="12pt" style:font-size-asian="12pt" style:font-size-complex="12pt"/>
    </style:style>
    <style:style style:name="P2" style:family="paragraph" style:parent-style-name="Standard">
      <style:text-properties style:font-name="Times New Roman" fo:font-size="12pt" officeooo:paragraph-rsid="00399e47" style:font-size-asian="12pt" style:font-size-complex="12pt"/>
    </style:style>
    <style:style style:name="P3" style:family="paragraph" style:parent-style-name="Standard">
      <style:text-properties style:font-name="Arial" fo:font-size="12pt" style:font-size-asian="12pt" style:font-size-complex="12pt"/>
    </style:style>
    <style:style style:name="P4" style:family="paragraph" style:parent-style-name="Standard">
      <style:text-properties style:font-name="Arial" fo:font-size="12pt" officeooo:rsid="0039d1f5" officeooo:paragraph-rsid="0039d1f5" style:font-size-asian="12pt" style:font-size-complex="12pt"/>
    </style:style>
    <style:style style:name="P5" style:family="paragraph" style:parent-style-name="Standard">
      <style:text-properties style:font-name="Arial" fo:font-size="12pt" officeooo:rsid="003f7e40" officeooo:paragraph-rsid="003f7e40" style:font-size-asian="12pt" style:font-size-complex="12pt"/>
    </style:style>
    <style:style style:name="P6" style:family="paragraph" style:parent-style-name="Source_20_Code">
      <style:text-properties officeooo:paragraph-rsid="00399e47"/>
    </style:style>
    <style:style style:name="P7" style:family="paragraph" style:parent-style-name="Text_20_body">
      <style:text-properties officeooo:paragraph-rsid="00399e47"/>
    </style:style>
    <style:style style:name="P8" style:family="paragraph" style:parent-style-name="Text_20_body">
      <style:text-properties officeooo:rsid="00399e47" officeooo:paragraph-rsid="00399e47"/>
    </style:style>
    <style:style style:name="P9" style:family="paragraph" style:parent-style-name="Text_20_body">
      <style:text-properties officeooo:rsid="0039d1f5" officeooo:paragraph-rsid="0039d1f5"/>
    </style:style>
    <style:style style:name="P10" style:family="paragraph" style:parent-style-name="Text_20_body">
      <style:text-properties officeooo:rsid="0039d1f5" officeooo:paragraph-rsid="003e9b42"/>
    </style:style>
    <style:style style:name="P11" style:family="paragraph" style:parent-style-name="Text_20_body">
      <style:text-properties officeooo:rsid="003ba0b1" officeooo:paragraph-rsid="003ba0b1"/>
    </style:style>
    <style:style style:name="P12" style:family="paragraph" style:parent-style-name="Text_20_body">
      <style:text-properties officeooo:rsid="003ba0b1" officeooo:paragraph-rsid="003e9b42"/>
    </style:style>
    <style:style style:name="P13" style:family="paragraph" style:parent-style-name="Text_20_body">
      <style:text-properties officeooo:rsid="003e0cfa" officeooo:paragraph-rsid="003e0cfa"/>
    </style:style>
    <style:style style:name="P14" style:family="paragraph" style:parent-style-name="Text_20_body">
      <style:text-properties officeooo:rsid="003e9b42" officeooo:paragraph-rsid="003e9b42"/>
    </style:style>
    <style:style style:name="P15" style:family="paragraph" style:parent-style-name="Text_20_body">
      <style:text-properties officeooo:rsid="003e9b42" officeooo:paragraph-rsid="00419365"/>
    </style:style>
    <style:style style:name="P16" style:family="paragraph" style:parent-style-name="Text_20_body">
      <style:text-properties officeooo:rsid="0045ae26" officeooo:paragraph-rsid="0045ae26"/>
    </style:style>
    <style:style style:name="P17" style:family="paragraph" style:parent-style-name="Text_20_body">
      <style:text-properties officeooo:paragraph-rsid="004a844a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3ba0b1" style:font-style-asian="italic" style:font-style-complex="italic"/>
    </style:style>
    <style:style style:name="T3" style:family="text">
      <style:text-properties fo:font-style="italic" officeooo:rsid="00419365" style:font-style-asian="italic" style:font-style-complex="italic"/>
    </style:style>
    <style:style style:name="T4" style:family="text">
      <style:text-properties fo:font-style="italic" officeooo:rsid="00441ecf" style:font-style-asian="italic" style:font-style-complex="italic"/>
    </style:style>
    <style:style style:name="T5" style:family="text">
      <style:text-properties style:text-underline-style="none"/>
    </style:style>
    <style:style style:name="T6" style:family="text">
      <style:text-properties officeooo:rsid="00342345"/>
    </style:style>
    <style:style style:name="T7" style:family="text">
      <style:text-properties style:font-name="Arial" fo:font-size="12pt" style:text-underline-style="none" style:font-size-asian="12pt" style:font-size-complex="12pt"/>
    </style:style>
    <style:style style:name="T8" style:family="text">
      <style:text-properties style:font-name="Arial" fo:font-size="12pt" style:text-underline-style="none" officeooo:rsid="00342345" style:font-size-asian="12pt" style:font-size-complex="12pt"/>
    </style:style>
    <style:style style:name="T9" style:family="text">
      <style:text-properties style:font-name="Arial" style:text-underline-style="none" officeooo:rsid="0039d1f5"/>
    </style:style>
    <style:style style:name="T10" style:family="text">
      <style:text-properties style:font-name="Arial" style:text-underline-style="none" officeooo:rsid="003f7e40"/>
    </style:style>
    <style:style style:name="T11" style:family="text">
      <style:text-properties officeooo:rsid="0035b6fb"/>
    </style:style>
    <style:style style:name="T12" style:family="text">
      <style:text-properties officeooo:rsid="00362907"/>
    </style:style>
    <style:style style:name="T13" style:family="text">
      <style:text-properties officeooo:rsid="0037ee52"/>
    </style:style>
    <style:style style:name="T14" style:family="text">
      <style:text-properties officeooo:rsid="00399e47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3f7e40" style:font-style-asian="normal" style:font-style-complex="normal"/>
    </style:style>
    <style:style style:name="T17" style:family="text">
      <style:text-properties fo:font-style="normal" officeooo:rsid="00416477" style:font-style-asian="normal" style:font-style-complex="normal"/>
    </style:style>
    <style:style style:name="T18" style:family="text">
      <style:text-properties fo:font-style="normal" officeooo:rsid="00419365" style:font-style-asian="normal" style:font-style-complex="normal"/>
    </style:style>
    <style:style style:name="T19" style:family="text">
      <style:text-properties officeooo:rsid="003ba0b1"/>
    </style:style>
    <style:style style:name="T20" style:family="text">
      <style:text-properties officeooo:rsid="003d299b"/>
    </style:style>
    <style:style style:name="T21" style:family="text">
      <style:text-properties officeooo:rsid="003e0cfa"/>
    </style:style>
    <style:style style:name="T22" style:family="text">
      <style:text-properties officeooo:rsid="003e9b42"/>
    </style:style>
    <style:style style:name="T23" style:family="text">
      <style:text-properties officeooo:rsid="003f7e40"/>
    </style:style>
    <style:style style:name="T24" style:family="text">
      <style:text-properties officeooo:rsid="00416477"/>
    </style:style>
    <style:style style:name="T25" style:family="text">
      <style:text-properties officeooo:rsid="00419365"/>
    </style:style>
    <style:style style:name="T26" style:family="text">
      <style:text-properties officeooo:rsid="0042eb2c"/>
    </style:style>
    <style:style style:name="T27" style:family="text">
      <style:text-properties officeooo:rsid="0043a26e"/>
    </style:style>
    <style:style style:name="T28" style:family="text">
      <style:text-properties officeooo:rsid="0043daf3"/>
    </style:style>
    <style:style style:name="T29" style:family="text">
      <style:text-properties officeooo:rsid="00441ecf"/>
    </style:style>
    <style:style style:name="T30" style:family="text">
      <style:text-properties officeooo:rsid="00462f31"/>
    </style:style>
    <style:style style:name="T31" style:family="text">
      <style:text-properties officeooo:rsid="004a844a"/>
    </style:style>
  </office:automatic-styles>
  <office:body>
    <office:text text:use-soft-page-breaks="true"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aspberry Pi LPC1114 I/O Processor<text:line-break/><text:span text:style-name="T6">Pulse Width Modulation Motor Control</text:span></text:h>
      <text:p text:style-name="Author">By Philip Munts</text:p>
      <text:p text:style-name="Author">Munts Technologies</text:p>
      <text:p text:style-name="P1"/>
      <text:h text:style-name="Heading_20_2" text:outline-level="2">Introduction</text:h>
      <text:p text:style-name="P14">Electric motors are pervasive in our industrial civilization. <text:s/>Motors can open and close our doors, make our elevators go up and down, chill our refrigerators, and make our toys go. <text:s/>They <text:span text:style-name="T25">are </text:span>among the more interesting devices one can control from a computer like the Raspberry Pi, whether for a robot, a vehicle, or even a piece of art.</text:p>
      <text:p text:style-name="P15">The Raspberry Pi LPC1114 I/O Processor Expansion Board has three terminals that can be configured as PWM (Pulse Width Modulation) outputs suitable for controlling DC (Direct Current) motors. <text:s/><text:span text:style-name="T25">PWM is a technique for controlling the amount of energy delivered to a load (like a motor) by switching its power supply on and off very rapidly.</text:span></text:p>
      <text:p text:style-name="P15"><text:span text:style-name="T25">The percentage of time that the power supply is switched on is called the </text:span><text:span text:style-name="T3">duty cycle</text:span><text:span text:style-name="T25">. <text:s/>If the power supply is switched on most of the time (high duty cycle), maximum energy will be delivered to the load. <text:s/>If the switch is off most of the time (low duty cycle), minimum energy will be delivered to the load. <text:s/>Figure 1 shows oscilloscope traces of PWM signals at low (yellow) and high (blue) duty cycles.</text:span></text:p>
      <text:p text:style-name="P15"><text:span text:style-name="T15">The </text:span><text:span text:style-name="T17">LPC1114 </text:span><text:span text:style-name="T15">timer subsystem can be configured to drive </text:span><text:span text:style-name="T16">up to </text:span><text:span text:style-name="T15">three PWM outputs without software control beyond setup and duty cycle adjustment. <text:s/></text:span>This article will describe how to control both DC motors and remote control servo motors with the <text:span text:style-name="T24">LPC1114 </text:span>PWM outputs.</text:p>
      <text:h text:style-name="Heading_20_2" text:outline-level="2">DC Motors</text:h>
      <text:p text:style-name="P8">DC (Direct Current) motors always have <text:span text:style-name="T26">power </text:span>supply voltage and speed ratings. <text:s/>At the specified <text:span text:style-name="T25">power </text:span>supply voltage, a motor will spin at <text:span text:style-name="T27">the</text:span> rated speed (assuming no load, a mechanical load will slow down the motor). <text:s/>If the <text:span text:style-name="T25">power </text:span>supply voltage is <text:span text:style-name="T1">less</text:span> than the rated voltage, a DC motor will spin at a <text:span text:style-name="T1">slower</text:span> speed. <text:s/>Therefore, we can control the speed of a DC motor by controlling the voltage we supply to it. <text:s/><text:span text:style-name="T21">(Every motor has a low voltage limit, below which it will not spin reliably; if you need slower rotation you will need to use a gear train.)</text:span></text:p>
      <text:p text:style-name="P8">Because of both mechanical effects (inertia) and electrical effects (inductance), a DC motor's speed depends on its <text:span text:style-name="T1">average</text:span> <text:span text:style-name="T25">power </text:span>supply voltage. <text:s/><text:span text:style-name="T18">We can therefore use a PWM signal to switch a motor's power supply on and off to control its speed. <text:s/>A low PWM duty cycle will result in a low average voltage and a slow speed. <text:s/>A high PWM duty cycle will result in a high average voltage and a high speed.</text:span></text:p>
      <text:p text:style-name="P9">The <text:span text:style-name="T22">LPC1114 </text:span>PWM outputs are incapable of delivering enough <text:span text:style-name="T28">energy</text:span> to control anything but the tiniest DC motors. <text:s/>Therefore, it will be necessary to connect some sort of power switch <text:span text:style-name="T21">or driver </text:span>between the LPC1114 PWM output and the DC motor. <text:s/>Many different <text:span text:style-name="T28">DC </text:span>motor driver chips and modules are available, capable of driving <text:span text:style-name="T28">anything from </text:span>small hobby motors to large industrial motors.</text:p>
      <text:p text:style-name="P10">One <text:span text:style-name="T22">simple and inexpensive </text:span>driver that will work for small DC hobby motors is the ULN2003. <text:s/>This is an integrated circuit with 7 <text:span text:style-name="T1">low side switches</text:span>, meaning each switch will <text:soft-page-break/>sink current to ground when you turn it on. <text:s/>With a low side switch, you connect the <text:span text:style-name="T1">low side</text:span> of the load to the switch and the high side of the load to a positive supply voltage like +5V or +12V.</text:p>
      <text:p text:style-name="P10"><text:span text:style-name="T19">The ULN2003 is rated at 50V and 500 mA. <text:s/>It and its slightly larger companion device the ULN2803 (with 8 switches) are highly useful for driving all sorts of real world loads, including motors, LED's, relays, solenoids, etc. <text:s/>There is also another companion device, the UDN2981, that is nearly pin compatible with the ULN2803 but contains 8 </text:span><text:span text:style-name="T2">high side switches</text:span><text:span text:style-name="T19">. <text:s/>With a high side switch, you connect the high side of the load to the switch and the low side of the load to ground. <text:s/>The UDN2981 is harder to find and more expensive than either the ULN2003 or the ULN2803, so I tend to use the ULN2003 or ULN2803 whenever possible.</text:span></text:p>
      <text:p text:style-name="P12">Figure <text:span text:style-name="T25">2</text:span> <text:span text:style-name="T25">i</text:span>s the circuit diagram for connecting a small DC hobby motor. <text:s/>Figure <text:span text:style-name="T25">3</text:span> <text:span text:style-name="T25">is</text:span> a photo of <text:span text:style-name="T25">the</text:span> test system <text:span text:style-name="T25">I used for this article</text:span>.</text:p>
      <text:p text:style-name="P11">Note that this arrangement can only spin the motor in one direction. <text:s/>If you need to spin the motor in either direction, you will need to use a more complicated driver circuit call<text:span text:style-name="T20">ed</text:span> an <text:span text:style-name="T1">H-Bridge</text:span>. <text:s/>The H-Bridge circuit has 4 switches, two low side, and two high side, <text:span text:style-name="T21">and allows delivering either polarity voltage to the motor. <text:s/>It is beyond the scope of this article.</text:span></text:p>
      <text:p text:style-name="P7"><text:span text:style-name="T13">T</text:span>he following <text:span text:style-name="T13">C </text:span>code fragment illustrates how to control a <text:span text:style-name="T14">DC motor with an LPC1114 PWM output</text:span>:</text:p>
      <text:p text:style-name="P6">spiagent_open(SERVERNAME, &amp;error);</text:p>
      <text:p text:style-name="P6">spiagent_pwm_set_frequency(<text:span text:style-name="T14">10</text:span>0, &amp;error);</text:p>
      <text:p text:style-name="P6">spiagent_pwm_configure(LPC1114_PWM4, &amp;error);</text:p>
      <text:p text:style-name="P6">spiagent_<text:span text:style-name="T14">pwm_put</text:span>(pin, <text:span text:style-name="T14">5</text:span>0.0F, &amp;error);</text:p>
      <text:p text:style-name="P2"/>
      <text:p text:style-name="P7"><text:span text:style-name="T21">The frequency parameter ranges from 50 to 50000 Hz. <text:s/>The duty cycle parameter ranges from 0.0 to 100.0 (percent), with 0.0 selecting minimum power to the motor and 100.0 selecting maximum power. <text:s/></text:span>See the <text:span text:style-name="T1">LPC1114 I/O Processor Expansion Board User Guide</text:span> (<text:a xlink:type="simple" xlink:href="http://munts.com/rpi-lpc1114/doc/UserGuide.pdf" text:style-name="Internet_20_link" text:visited-style-name="Visited_20_Internet_20_Link"><text:span text:style-name="T5">http://munts.com/rpi-lpc1114/doc/UserGuide.pdf</text:span></text:a>) for more information about the SPI Agent Firmware API (Application Programming Interface).</text:p>
      <text:p text:style-name="P13">Small hobby motors seem to function best with a low PWM frequency. <text:s/>Larger industrial motors may work with higher PWM frequencies.</text:p>
      <text:h text:style-name="Heading_20_2" text:outline-level="2">Servo Motors</text:h>
      <text:p text:style-name="Text_20_body">Servo motors have been used for many years in <text:span text:style-name="T23">radio</text:span> control<text:span text:style-name="T23">led</text:span> <text:span text:style-name="T11">model </text:span>airplanes, cars, and boats. <text:s/>They <text:span text:style-name="T11">have three wires going in, V+ (4.8 to 6V for small servos, 12V or more for large servos), control signal, and ground. <text:s/>Inside the servo unit is an electric motor, gears, and a control circuit. <text:s/>Figure 4 illustrates some small servo motors.</text:span></text:p>
      <text:p text:style-name="Text_20_body">The servo motor control signal is a form of <text:span text:style-name="T1">pulse duration modulation</text:span>. <text:s/>The servo motor expects a continuous train of <text:span text:style-name="T12">control </text:span>pulses 1.0 to 2.0 milliseconds long repeated 50 times a second. <text:s/>The duration of the <text:span text:style-name="T12">control </text:span>pulse <text:span text:style-name="T12">set</text:span>s the position of the servo motor. <text:s/><text:span text:style-name="T12">A</text:span> control pulse width of 1.0 milliseconds sets the servo to <text:span text:style-name="T31">one end of its rotation</text:span>, 1.5 milliseconds sets the servo to the <text:span text:style-name="T13">midpoint/</text:span>zero/neutral position, and 2.0 milliseconds sets the servo to <text:span text:style-name="T31">other end of its rotation</text:span>. <text:s/><text:span text:style-name="T23">If we constrain the PWM frequency to 50 Hz and the pulse width from 1.0 to 2.0 milliseconds (5 to 10% duty cycle), we can use the LPC1114 PWM outputs to control servo motors as well.</text:span></text:p>
      <text:p text:style-name="Text_20_body"><text:soft-page-break/>Small servo motors typically have a 90 degree <text:span text:style-name="T12">rotation</text:span>, but some <text:span text:style-name="T12">are geared for</text:span> 180 degree or 360 degree <text:span text:style-name="T12">rotation</text:span>. <text:s/>There are also <text:span text:style-name="T1">linear servos</text:span> available, with up to 300 mm stroke and 80 kg thrust, <text:span text:style-name="T29">and </text:span><text:span text:style-name="T4">continuous rotation servos</text:span><text:span text:style-name="T29"> that rotate at a speed and direction proportional to the duration of the control pulse.</text:span></text:p>
      <text:p text:style-name="Text_20_body">Since servo <text:span text:style-name="T13">motor</text:span>s expect a 3V to 5V control signal, they are very easy to drive <text:span text:style-name="T28">directly</text:span> from the LPC1114 I/O Processor Expansion Board. <text:s/>Just connect +5V, ground, and one of GPIO<text:span text:style-name="T28">1</text:span>, GPIO<text:span text:style-name="T28">2</text:span>, or GPIO<text:span text:style-name="T28">3</text:span> to the servo.</text:p>
      <text:p text:style-name="Text_20_body"><text:span text:style-name="T13">T</text:span>he following <text:span text:style-name="T13">C </text:span>code fragment illustrates how to control a servo <text:span text:style-name="T13">motor with an LPC1114 PWM output</text:span>:</text:p>
      <text:p text:style-name="Source_20_Code">spiagent_open(SERVERNAME, &amp;error);</text:p>
      <text:p text:style-name="Source_20_Code">spiagent_pwm_set_frequency(50, &amp;error);</text:p>
      <text:p text:style-name="Source_20_Code">spiagent_pwm_configure(LPC1114_PWM4, &amp;error);</text:p>
      <text:p text:style-name="Source_20_Code">spiagent_servo_set_position(pin, 0.0F, &amp;error);</text:p>
      <text:p text:style-name="P1"/>
      <text:p text:style-name="P17"><text:span text:style-name="T13">The position parameter ranges from -1.0 to +1.0, with 0.0 selecting the midpoint or neutral position. <text:s/>The servo library functions limit the PWM frequency to 50 Hz and the pulse width to 1.0 to 2.0 milliseconds, as required by typical RC servos. <text:s/></text:span>See the <text:span text:style-name="T1">LPC1114 I/O Processor Expansion Board User Guide</text:span> (<text:a xlink:type="simple" xlink:href="http://munts.com/rpi-lpc1114/doc/UserGuide.pdf" text:style-name="Internet_20_link" text:visited-style-name="Visited_20_Internet_20_Link"><text:span text:style-name="T5">http://munts.com/rpi-lpc1114/doc/UserGuide.pdf</text:span></text:a>) for more information about the SPI Agent Firmware API (Application Programming Interface).</text:p>
      <text:h text:style-name="Heading_20_2" text:outline-level="2">Grounding</text:h>
      <text:p text:style-name="P16">For anything larger than a small hobby motor, make sure that the power and ground connections for the driver chip or module <text:span text:style-name="T30">are directly connected to the system power supply. <text:s/>Do not use the power and ground terminals on the expansion board. <text:s/>Otherwise, electric current for the motor will flow through the expansion board and Raspberry Pi. <text:s/>Neither of these were designed to carry much electric current.</text:span></text:p>
      <text:h text:style-name="Heading_20_2" text:outline-level="2">Link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LPC1114 I/O Processor Expansion Board <text:span text:style-name="T23">documentation and purchase information</text:span></text:p>
          </table:table-cell>
          <table:table-cell table:style-name="Table2.B1" office:value-type="string">
            <text:p text:style-name="Standard"><text:a xlink:type="simple" xlink:href="http://munts.com/rpi-lpc1114" text:style-name="Internet_20_link" text:visited-style-name="Visited_20_Internet_20_Link"><text:span text:style-name="T7">http://munts.com/rpi-lpc1114</text:span></text:a></text:p>
          </table:table-cell>
        </table:table-row>
        <table:table-row>
          <table:table-cell table:style-name="Table2.A2" office:value-type="string">
            <text:p text:style-name="P4">Wikipedia on Pulse Width Modulation</text:p>
          </table:table-cell>
          <table:table-cell table:style-name="Table2.B2" office:value-type="string">
            <text:p text:style-name="Standard"><text:a xlink:type="simple" xlink:href="http://en.wikipedia.org/wiki/Pulse-width_modulation" text:style-name="Internet_20_link" text:visited-style-name="Visited_20_Internet_20_Link"><text:span text:style-name="T9">http://en.wikipedia.org/wiki/Pulse-width_modulation</text:span></text:a></text:p>
          </table:table-cell>
        </table:table-row>
        <table:table-row>
          <table:table-cell table:style-name="Table2.A2" office:value-type="string">
            <text:p text:style-name="P5">ULN2003 data sheet</text:p>
          </table:table-cell>
          <table:table-cell table:style-name="Table2.B2" office:value-type="string">
            <text:p text:style-name="Standard"><text:a xlink:type="simple" xlink:href="http://www.ti.com/lit/ds/symlink/uln2003a.pdf" text:style-name="Internet_20_link" text:visited-style-name="Visited_20_Internet_20_Link"><text:span text:style-name="T10">http://www.ti.com/lit/ds/symlink/uln2003a.pdf</text:span></text:a></text:p>
          </table:table-cell>
        </table:table-row>
        <table:table-row>
          <table:table-cell table:style-name="Table2.A2" office:value-type="string">
            <text:p text:style-name="P3">Servo City, <text:span text:style-name="T12">a source for rotary and linear servos</text:span></text:p>
          </table:table-cell>
          <table:table-cell table:style-name="Table2.B2" office:value-type="string">
            <text:p text:style-name="Standard"><text:a xlink:type="simple" xlink:href="https://www.servocity.com/" text:style-name="Internet_20_link" text:visited-style-name="Visited_20_Internet_20_Link"><text:span text:style-name="T8">https://www.servocity.co</text:span></text:a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NSimSun" svg:font-family="NSimSun" style:font-family-generic="modern" style:font-pitch="fixed"/>
    <style:font-face style:name="Arial3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701in" loext:contextual-spacing="false"/>
      <style:text-properties style:font-name="Arial1" fo:font-family="Arial" style:font-style-name="Regular" style:font-family-generic="swiss" style:font-pitch="variable" fo:font-size="12pt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fo:text-align="center" style:justify-single-word="false" text:number-lines="false" text:line-number="0"/>
      <style:text-properties style:font-name="Arial2" fo:font-family="Arial" style:font-style-name="Bold" style:font-family-generic="swiss" style:font-pitch="variable" fo:font-size="10pt" fo:font-style="normal" fo:font-weight="bold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in" fo:margin-bottom="0.1701in" loext:contextual-spacing="false" fo:text-align="center" style:justify-single-word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in" fo:margin-bottom="0.1701in" loext:contextual-spacing="false" fo:text-indent="0in" style:auto-text-indent="false"/>
      <style:text-properties fo:font-size="14pt" fo:font-style="normal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Source_20_Code" style:display-name="Source Code" style:family="paragraph" style:parent-style-name="Subtitle">
      <style:paragraph-properties fo:margin-top="0in" fo:margin-bottom="0in" loext:contextual-spacing="false" fo:text-align="start" style:justify-single-word="false"/>
      <style:text-properties style:font-name="Courier New" fo:font-family="'Courier New'" style:font-style-name="Regular" style:font-family-generic="modern" style:font-pitch="fixed" fo:font-size="12pt" fo:font-style="normal" fo:font-weight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Untitled1" style:family="paragraph" style:parent-style-name="Numbering_20_1_20_Cont."/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Note_20_Bene" style:display-name="Note Bene" style:family="paragraph" style:parent-style-name="Text_20_body">
      <style:text-properties fo:font-style="italic"/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Author" style:family="paragraph" style:next-style-name="Text_20_body" style:master-page-name="">
      <style:paragraph-properties fo:text-align="center" style:justify-single-word="false" style:page-number="auto"/>
      <style:text-properties style:font-name="Arial2" fo:font-family="Arial" style:font-style-name="Bold" style:font-family-generic="swiss" style:font-pitch="variable" fo:font-size="13pt" fo:font-weight="bold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" style:family="paragraph" style:default-outline-level="">
      <style:paragraph-properties fo:text-align="start" style:justify-single-word="false"/>
      <style:text-properties fo:color="#000000" style:font-name="Arial3" fo:font-family="Arial" style:font-family-generic="roman" style:font-pitch="variable" fo:font-size="12pt" style:font-size-asian="12pt"/>
    </style:style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dentifier" style:family="text" style:parent-style-name="Example">
      <style:text-properties fo:font-style="italic" fo:font-weight="bold"/>
    </style:style>
    <style:style style:name="Example" style:family="text">
      <style:text-properties style:font-name="Courier New1" fo:font-family="'Courier New'" style:font-family-generic="modern" style:font-pitch="fixed" style:font-name-asian="NSimSun" style:font-family-asian="NSimSun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7T17:33:00</meta:creation-date>
    <dc:date>2014-11-20T09:11:59.494000000</dc:date>
    <meta:editing-duration>PT12H12M16S</meta:editing-duration>
    <meta:editing-cycles>54</meta:editing-cycles>
    <meta:generator>LibreOffice/4.3.2.2$Windows_x86 LibreOffice_project/edfb5295ba211bd31ad47d0bad0118690f76407d</meta:generator>
    <dc:creator>Philip Munts</dc:creator>
    <meta:document-statistic meta:table-count="1" meta:image-count="0" meta:object-count="0" meta:page-count="3" meta:paragraph-count="45" meta:word-count="1324" meta:character-count="8082" meta:non-whitespace-character-count="6760"/>
  </office:meta>
</office:document-meta>
</file>